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paragraph-rsid="007dfd14"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80093d" officeooo:paragraph-rsid="0080093d"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81bfdd" style:font-size-asian="14pt" style:font-size-complex="14pt"/>
    </style:style>
    <style:style style:name="P6" style:family="paragraph" style:parent-style-name="Standard">
      <style:text-properties fo:font-size="14pt" officeooo:rsid="0081bfdd" officeooo:paragraph-rsid="0081bfdd" style:font-size-asian="14pt" style:font-size-complex="14pt"/>
    </style:style>
    <style:style style:name="P7" style:family="paragraph" style:parent-style-name="Standard">
      <style:text-properties fo:font-size="14pt" officeooo:rsid="0082dbe8" officeooo:paragraph-rsid="0082dbe8" style:font-size-asian="14pt" style:font-size-complex="14pt"/>
    </style:style>
    <style:style style:name="P8" style:family="paragraph" style:parent-style-name="Standard">
      <style:text-properties fo:font-size="14pt" officeooo:paragraph-rsid="0084ad0b" style:font-size-asian="14pt" style:font-size-complex="14pt"/>
    </style:style>
    <style:style style:name="P9" style:family="paragraph" style:parent-style-name="Standard">
      <style:text-properties fo:font-size="14pt" officeooo:paragraph-rsid="00885dc1" style:font-size-asian="14pt" style:font-size-complex="14pt"/>
    </style:style>
    <style:style style:name="P10" style:family="paragraph" style:parent-style-name="Standard">
      <style:text-properties fo:font-size="14pt" officeooo:paragraph-rsid="008903c4" style:font-size-asian="14pt" style:font-size-complex="14pt"/>
    </style:style>
    <style:style style:name="P11" style:family="paragraph" style:parent-style-name="Standard">
      <style:text-properties fo:font-size="14pt" officeooo:paragraph-rsid="008c7d05" style:font-size-asian="14pt" style:font-size-complex="14pt"/>
    </style:style>
    <style:style style:name="P12" style:family="paragraph" style:parent-style-name="Standard">
      <style:text-properties fo:font-size="14pt" officeooo:paragraph-rsid="008d6910" style:font-size-asian="14pt" style:font-size-complex="14pt"/>
    </style:style>
    <style:style style:name="P13" style:family="paragraph" style:parent-style-name="Standard">
      <style:text-properties fo:font-size="14pt" officeooo:paragraph-rsid="008dd9ad"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Standard">
      <style:text-properties fo:font-size="14pt" fo:font-weight="bold" officeooo:rsid="0082dbe8" officeooo:paragraph-rsid="0082dbe8" style:font-size-asian="14pt" style:font-weight-asian="bold" style:font-size-complex="14pt" style:font-weight-complex="bold"/>
    </style:style>
    <style:style style:name="P16" style:family="paragraph" style:parent-style-name="Standard">
      <style:text-properties fo:font-size="14pt" fo:font-weight="bold" officeooo:rsid="00840a40" officeooo:paragraph-rsid="00840a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officeooo:paragraph-rsid="0081bfdd"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084ad0b"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0885dc1"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weight="bold" officeooo:paragraph-rsid="008903c4"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font-weight="bold" officeooo:paragraph-rsid="008c7d05"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20pt" fo:font-weight="bold" officeooo:paragraph-rsid="008d6910" style:font-size-asian="20pt" style:font-weight-asian="bold" style:font-size-complex="20pt" style:font-weight-complex="bold"/>
    </style:style>
    <style:style style:name="P24" style:family="paragraph" style:parent-style-name="Standard">
      <style:paragraph-properties fo:text-align="center" style:justify-single-word="false"/>
      <style:text-properties fo:font-size="20pt" fo:font-weight="bold" officeooo:paragraph-rsid="008dd9ad" style:font-size-asian="20pt" style:font-weight-asian="bold" style:font-size-complex="20pt" style:font-weight-complex="bold"/>
    </style:style>
    <style:style style:name="P25" style:family="paragraph" style:parent-style-name="Standard">
      <style:text-properties style:text-position="0% 100%" fo:font-size="14pt" fo:font-weight="normal" officeooo:rsid="0080093d" officeooo:paragraph-rsid="0080093d" style:font-size-asian="14pt" style:font-weight-asian="normal" style:font-size-complex="14pt" style:font-weight-complex="normal"/>
    </style:style>
    <style:style style:name="P26" style:family="paragraph" style:parent-style-name="Standard">
      <style:text-properties style:text-position="0% 100%" fo:font-size="14pt" fo:font-weight="normal" officeooo:rsid="0081bfdd" officeooo:paragraph-rsid="0080093d" style:font-size-asian="14pt" style:font-weight-asian="normal" style:font-size-complex="14pt" style:font-weight-complex="normal"/>
    </style:style>
    <style:style style:name="P27" style:family="paragraph" style:parent-style-name="Standard">
      <style:text-properties style:text-position="0% 100%" fo:font-size="14pt" fo:font-weight="normal" officeooo:rsid="0081bfdd" officeooo:paragraph-rsid="0081bfdd" style:font-size-asian="14pt" style:font-weight-asian="normal" style:font-size-complex="14pt" style:font-weight-complex="normal"/>
    </style:style>
    <style:style style:name="P28" style:family="paragraph" style:parent-style-name="Standard">
      <style:text-properties style:text-position="0% 100%" fo:font-size="14pt" fo:font-weight="normal" officeooo:rsid="0082dbe8" officeooo:paragraph-rsid="0082dbe8" style:font-size-asian="14pt" style:font-weight-asian="normal" style:font-size-complex="14pt" style:font-weight-complex="normal"/>
    </style:style>
    <style:style style:name="P29" style:family="paragraph" style:parent-style-name="Standard">
      <style:text-properties style:text-position="0% 100%" fo:font-size="14pt" fo:font-weight="normal" officeooo:rsid="00840a40" officeooo:paragraph-rsid="0082dbe8" style:font-size-asian="14pt" style:font-weight-asian="normal" style:font-size-complex="14pt" style:font-weight-complex="normal"/>
    </style:style>
    <style:style style:name="P30" style:family="paragraph" style:parent-style-name="Standard">
      <style:text-properties style:text-position="0% 100%" fo:font-size="14pt" fo:font-weight="normal" officeooo:rsid="00840a40" officeooo:paragraph-rsid="00840a40" style:font-size-asian="14pt" style:font-weight-asian="normal" style:font-size-complex="14pt" style:font-weight-complex="normal"/>
    </style:style>
    <style:style style:name="P31" style:family="paragraph" style:parent-style-name="Standard">
      <style:text-properties style:text-position="0% 100%" fo:font-size="14pt" fo:font-weight="normal" officeooo:rsid="008654b0" officeooo:paragraph-rsid="008654b0" style:font-size-asian="14pt" style:font-weight-asian="normal" style:font-size-complex="14pt" style:font-weight-complex="normal"/>
    </style:style>
    <style:style style:name="P32" style:family="paragraph" style:parent-style-name="Standard">
      <style:text-properties style:text-position="0% 100%" fo:font-size="14pt" fo:font-weight="normal" officeooo:rsid="00865d7c" officeooo:paragraph-rsid="00865d7c" style:font-size-asian="14pt" style:font-weight-asian="normal" style:font-size-complex="14pt" style:font-weight-complex="normal"/>
    </style:style>
    <style:style style:name="P33" style:family="paragraph" style:parent-style-name="Standard">
      <style:text-properties style:text-position="0% 100%" fo:font-size="14pt" fo:font-weight="normal" officeooo:rsid="00865d7c" officeooo:paragraph-rsid="0086a2d3" style:font-size-asian="14pt" style:font-weight-asian="normal" style:font-size-complex="14pt" style:font-weight-complex="normal"/>
    </style:style>
    <style:style style:name="P34" style:family="paragraph" style:parent-style-name="Standard">
      <style:text-properties style:text-position="0% 100%" fo:font-size="14pt" fo:font-weight="normal" officeooo:rsid="0086a2d3" officeooo:paragraph-rsid="0086a2d3" style:font-size-asian="14pt" style:font-weight-asian="normal" style:font-size-complex="14pt" style:font-weight-complex="normal"/>
    </style:style>
    <style:style style:name="P35" style:family="paragraph" style:parent-style-name="Standard">
      <style:text-properties style:text-position="0% 100%" fo:font-size="14pt" fo:font-weight="normal" officeooo:rsid="0086a2d3" officeooo:paragraph-rsid="00885dc1" style:font-size-asian="14pt" style:font-weight-asian="normal" style:font-size-complex="14pt" style:font-weight-complex="normal"/>
    </style:style>
    <style:style style:name="P36" style:family="paragraph" style:parent-style-name="Standard">
      <style:text-properties style:text-position="0% 100%" fo:font-size="14pt" fo:font-weight="normal" officeooo:rsid="00885dc1" officeooo:paragraph-rsid="00885dc1" style:font-size-asian="14pt" style:font-weight-asian="normal" style:font-size-complex="14pt" style:font-weight-complex="normal"/>
    </style:style>
    <style:style style:name="P37" style:family="paragraph" style:parent-style-name="Standard">
      <style:text-properties style:text-position="0% 100%" fo:font-size="14pt" fo:font-weight="normal" officeooo:rsid="00885dc1" officeooo:paragraph-rsid="008903c4" style:font-size-asian="14pt" style:font-weight-asian="normal" style:font-size-complex="14pt" style:font-weight-complex="normal"/>
    </style:style>
    <style:style style:name="P38" style:family="paragraph" style:parent-style-name="Standard">
      <style:text-properties style:text-position="0% 100%" fo:font-size="14pt" fo:font-weight="normal" officeooo:rsid="00885dc1" officeooo:paragraph-rsid="008c00dd" style:font-size-asian="14pt" style:font-weight-asian="normal" style:font-size-complex="14pt" style:font-weight-complex="normal"/>
    </style:style>
    <style:style style:name="P39" style:family="paragraph" style:parent-style-name="Standard">
      <style:text-properties style:text-position="0% 100%" fo:font-size="14pt" fo:font-weight="normal" officeooo:rsid="00885dc1" officeooo:paragraph-rsid="008c7d05" style:font-size-asian="14pt" style:font-weight-asian="normal" style:font-size-complex="14pt" style:font-weight-complex="normal"/>
    </style:style>
    <style:style style:name="P40" style:family="paragraph" style:parent-style-name="Standard">
      <style:text-properties style:text-position="0% 100%" fo:font-size="14pt" fo:font-weight="normal" officeooo:rsid="008903c4" officeooo:paragraph-rsid="008903c4" style:font-size-asian="14pt" style:font-weight-asian="normal" style:font-size-complex="14pt" style:font-weight-complex="normal"/>
    </style:style>
    <style:style style:name="P41" style:family="paragraph" style:parent-style-name="Standard">
      <style:text-properties style:text-position="0% 100%" fo:font-size="14pt" fo:font-weight="normal" officeooo:rsid="008903c4" officeooo:paragraph-rsid="00885dc1" style:font-size-asian="14pt" style:font-weight-asian="normal" style:font-size-complex="14pt" style:font-weight-complex="normal"/>
    </style:style>
    <style:style style:name="P42" style:family="paragraph" style:parent-style-name="Standard">
      <style:text-properties style:text-position="0% 100%" fo:font-size="14pt" fo:font-weight="normal" officeooo:rsid="008903c4" officeooo:paragraph-rsid="008c7d05" style:font-size-asian="14pt" style:font-weight-asian="normal" style:font-size-complex="14pt" style:font-weight-complex="normal"/>
    </style:style>
    <style:style style:name="P43" style:family="paragraph" style:parent-style-name="Standard">
      <style:text-properties style:text-position="0% 100%" fo:font-size="14pt" fo:font-weight="normal" officeooo:rsid="008ac4fe" officeooo:paragraph-rsid="008ac4fe" style:font-size-asian="14pt" style:font-weight-asian="normal" style:font-size-complex="14pt" style:font-weight-complex="normal"/>
    </style:style>
    <style:style style:name="P44" style:family="paragraph" style:parent-style-name="Standard">
      <style:text-properties style:text-position="0% 100%" fo:font-size="14pt" fo:font-weight="normal" officeooo:rsid="008c00dd" officeooo:paragraph-rsid="008c00dd" style:font-size-asian="14pt" style:font-weight-asian="normal" style:font-size-complex="14pt" style:font-weight-complex="normal"/>
    </style:style>
    <style:style style:name="P45" style:family="paragraph" style:parent-style-name="Standard">
      <style:text-properties style:text-position="0% 100%" fo:font-size="14pt" fo:font-weight="normal" officeooo:rsid="008c7d05" officeooo:paragraph-rsid="008c7d05" style:font-size-asian="14pt" style:font-weight-asian="normal" style:font-size-complex="14pt" style:font-weight-complex="normal"/>
    </style:style>
    <style:style style:name="P46" style:family="paragraph" style:parent-style-name="Standard">
      <style:text-properties style:text-position="0% 100%" fo:font-size="14pt" fo:font-weight="normal" officeooo:rsid="008d6910" officeooo:paragraph-rsid="008d6910" style:font-size-asian="14pt" style:font-weight-asian="normal" style:font-size-complex="14pt" style:font-weight-complex="normal"/>
    </style:style>
    <style:style style:name="P47" style:family="paragraph" style:parent-style-name="Standard">
      <style:text-properties style:text-position="0% 100%" fo:font-size="14pt" fo:font-weight="bold" officeooo:rsid="00885dc1" officeooo:paragraph-rsid="00885dc1" style:font-size-asian="14pt" style:font-weight-asian="bold" style:font-size-complex="14pt" style:font-weight-complex="bold"/>
    </style:style>
    <style:style style:name="P48" style:family="paragraph" style:parent-style-name="Standard">
      <style:text-properties style:text-position="0% 100%" fo:font-size="14pt" fo:font-weight="bold" officeooo:rsid="008c7d05" officeooo:paragraph-rsid="008c7d05" style:font-size-asian="14pt" style:font-weight-asian="bold" style:font-size-complex="14pt" style:font-weight-complex="bold"/>
    </style:style>
    <style:style style:name="P49" style:family="paragraph" style:parent-style-name="Standard">
      <style:text-properties style:text-position="0% 100%" style:font-name="Courier 10 Pitch" fo:font-size="14pt" fo:font-weight="normal" officeooo:rsid="008654b0" officeooo:paragraph-rsid="008654b0" style:font-size-asian="14pt" style:font-weight-asian="normal" style:font-size-complex="14pt" style:font-weight-complex="normal"/>
    </style:style>
    <style:style style:name="P50" style:family="paragraph" style:parent-style-name="Standard">
      <style:text-properties style:text-position="0% 100%" style:font-name="Courier 10 Pitch" fo:font-size="14pt" fo:font-weight="normal" officeooo:rsid="008654b0" officeooo:paragraph-rsid="00865d7c" style:font-size-asian="14pt" style:font-weight-asian="normal" style:font-size-complex="14pt" style:font-weight-complex="normal"/>
    </style:style>
    <style:style style:name="P51" style:family="paragraph" style:parent-style-name="Standard">
      <style:text-properties style:text-position="0% 100%" style:font-name="Courier 10 Pitch" fo:font-size="14pt" fo:font-weight="normal" officeooo:rsid="00865d7c" officeooo:paragraph-rsid="00865d7c" style:font-size-asian="14pt" style:font-weight-asian="normal" style:font-size-complex="14pt" style:font-weight-complex="normal"/>
    </style:style>
    <style:style style:name="P52" style:family="paragraph" style:parent-style-name="Standard">
      <style:text-properties style:text-position="0% 100%" style:font-name="Courier 10 Pitch" fo:font-size="14pt" fo:font-weight="normal" officeooo:rsid="0086a2d3" officeooo:paragraph-rsid="0086a2d3" style:font-size-asian="14pt" style:font-weight-asian="normal" style:font-size-complex="14pt" style:font-weight-complex="normal"/>
    </style:style>
    <style:style style:name="P53" style:family="paragraph" style:parent-style-name="Standard">
      <style:text-properties style:text-position="0% 100%" style:font-name="Courier 10 Pitch" fo:font-size="14pt" fo:font-weight="normal" officeooo:rsid="0086a2d3" officeooo:paragraph-rsid="00885dc1" style:font-size-asian="14pt" style:font-weight-asian="normal" style:font-size-complex="14pt" style:font-weight-complex="normal"/>
    </style:style>
    <style:style style:name="P54" style:family="paragraph" style:parent-style-name="Standard">
      <style:text-properties style:text-position="0% 100%" style:font-name="Courier 10 Pitch" fo:font-size="14pt" fo:font-weight="normal" officeooo:rsid="00885dc1" officeooo:paragraph-rsid="00885dc1" style:font-size-asian="14pt" style:font-weight-asian="normal" style:font-size-complex="14pt" style:font-weight-complex="normal"/>
    </style:style>
    <style:style style:name="P55" style:family="paragraph" style:parent-style-name="Standard">
      <style:text-properties style:text-position="0% 100%" fo:font-size="14pt" fo:font-weight="normal" officeooo:rsid="008c7d05" officeooo:paragraph-rsid="008c7d05" style:font-size-asian="14pt" style:font-weight-asian="normal" style:font-size-complex="14pt" style:font-weight-complex="normal"/>
    </style:style>
    <style:style style:name="P56" style:family="paragraph" style:parent-style-name="Standard">
      <style:text-properties style:text-position="0% 100%" fo:font-size="14pt" fo:font-weight="normal" officeooo:rsid="0080093d" officeooo:paragraph-rsid="0080093d" style:font-size-asian="14pt" style:font-weight-asian="normal" style:font-size-complex="14pt" style:font-weight-complex="normal"/>
    </style:style>
    <style:style style:name="P57" style:family="paragraph" style:parent-style-name="Standard">
      <style:text-properties style:text-position="0% 100%" fo:font-size="14pt" fo:font-weight="normal" officeooo:rsid="00907718" officeooo:paragraph-rsid="00907718" style:font-size-asian="14pt" style:font-weight-asian="normal" style:font-size-complex="14pt" style:font-weight-complex="normal"/>
    </style:style>
    <style:style style:name="P58" style:family="paragraph" style:parent-style-name="Standard">
      <style:text-properties style:text-position="0% 100%" fo:font-size="14pt" fo:font-weight="normal" officeooo:rsid="0081bfdd" officeooo:paragraph-rsid="00907718" style:font-size-asian="14pt" style:font-weight-asian="normal" style:font-size-complex="14pt" style:font-weight-complex="normal"/>
    </style:style>
    <style:style style:name="P59" style:family="paragraph" style:parent-style-name="Standard">
      <style:text-properties style:text-position="0% 100%" fo:font-size="14pt" fo:font-weight="normal" officeooo:rsid="00916d02" officeooo:paragraph-rsid="00916d02" style:font-size-asian="14pt" style:font-weight-asian="normal" style:font-size-complex="14pt" style:font-weight-complex="normal"/>
    </style:style>
    <style:style style:name="P60" style:family="paragraph" style:parent-style-name="Standard">
      <style:text-properties style:text-position="0% 100%" fo:font-size="14pt" fo:font-weight="normal" officeooo:rsid="00927deb" officeooo:paragraph-rsid="00927deb" style:font-size-asian="14pt" style:font-weight-asian="normal" style:font-size-complex="14pt" style:font-weight-complex="normal"/>
    </style:style>
    <style:style style:name="P61" style:family="paragraph" style:parent-style-name="Standard">
      <style:text-properties style:text-position="0% 100%" fo:font-size="14pt" fo:font-style="normal" fo:font-weight="normal" officeooo:rsid="008c7d05" officeooo:paragraph-rsid="008c7d05" style:font-size-asian="14pt" style:font-style-asian="normal" style:font-weight-asian="normal" style:font-size-complex="14pt" style:font-style-complex="normal" style:font-weight-complex="normal"/>
    </style:style>
    <style:style style:name="P62" style:family="paragraph" style:parent-style-name="Standard">
      <style:text-properties style:text-position="0% 100%" fo:font-size="14pt" fo:font-style="normal" fo:font-weight="normal" officeooo:rsid="008d6910" officeooo:paragraph-rsid="008d6910" style:font-size-asian="14pt" style:font-style-asian="normal" style:font-weight-asian="normal" style:font-size-complex="14pt" style:font-style-complex="normal" style:font-weight-complex="normal"/>
    </style:style>
    <style:style style:name="P63" style:family="paragraph" style:parent-style-name="Standard">
      <style:text-properties style:text-position="0% 100%" fo:font-size="14pt" fo:font-style="normal" fo:font-weight="normal" officeooo:rsid="008dd9ad" officeooo:paragraph-rsid="008dd9ad"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fo:font-size="14pt" fo:font-style="normal" fo:font-weight="normal" officeooo:rsid="008f004a" officeooo:paragraph-rsid="008f004a"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style:font-name="Courier 10 Pitch" fo:font-size="14pt" fo:font-style="normal" fo:font-weight="normal" officeooo:rsid="008d6910" officeooo:paragraph-rsid="008d6910"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style:font-name="Courier 10 Pitch" fo:font-size="14pt" fo:font-weight="normal" officeooo:rsid="00907718" officeooo:paragraph-rsid="00907718" style:font-size-asian="14pt" style:font-weight-asian="normal" style:font-size-complex="14pt" style:font-weight-complex="normal"/>
    </style:style>
    <style:style style:name="P67" style:family="paragraph" style:parent-style-name="Standard">
      <style:text-properties fo:font-size="14pt" officeooo:rsid="00907718" officeooo:paragraph-rsid="00907718" style:font-size-asian="14pt" style:font-size-complex="14pt"/>
    </style:style>
    <style:style style:name="P68" style:family="paragraph" style:parent-style-name="Standard">
      <style:text-properties fo:font-size="14pt" officeooo:rsid="0080093d" officeooo:paragraph-rsid="0080093d" style:font-size-asian="14pt" style:font-size-complex="14pt"/>
    </style:style>
    <style:style style:name="P69" style:family="paragraph" style:parent-style-name="Standard">
      <style:text-properties fo:font-size="14pt" officeooo:paragraph-rsid="00907718" style:font-size-asian="14pt" style:font-size-complex="14pt"/>
    </style:style>
    <style:style style:name="P70" style:family="paragraph" style:parent-style-name="Standard">
      <style:paragraph-properties fo:text-align="center" style:justify-single-word="false"/>
      <style:text-properties fo:font-size="20pt" fo:font-weight="bold" officeooo:paragraph-rsid="00907718" style:font-size-asian="20pt" style:font-weight-asian="bold" style:font-size-complex="20pt" style:font-weight-complex="bold"/>
    </style:style>
    <style:style style:name="T1" style:family="text">
      <style:text-properties style:text-position="0% 100%"/>
    </style:style>
    <style:style style:name="T2" style:family="text">
      <style:text-properties style:text-position="0% 100%" fo:font-weight="normal" style:font-weight-asian="normal" style:font-weight-complex="normal"/>
    </style:style>
    <style:style style:name="T3" style:family="text">
      <style:text-properties style:text-position="0% 100%" fo:font-weight="normal" officeooo:rsid="0082dbe8" style:font-weight-asian="normal" style:font-weight-complex="normal"/>
    </style:style>
    <style:style style:name="T4" style:family="text">
      <style:text-properties style:text-position="0% 100%" fo:font-weight="normal" officeooo:rsid="00840a40" style:font-weight-asian="normal" style:font-weight-complex="normal"/>
    </style:style>
    <style:style style:name="T5" style:family="text">
      <style:text-properties style:text-position="0% 100%" fo:font-weight="bold" style:font-weight-asian="bold" style:font-weight-complex="bold"/>
    </style:style>
    <style:style style:name="T6" style:family="text">
      <style:text-properties officeooo:rsid="00071e00"/>
    </style:style>
    <style:style style:name="T7" style:family="text">
      <style:text-properties officeooo:rsid="007dfd14"/>
    </style:style>
    <style:style style:name="T8" style:family="text">
      <style:text-properties officeooo:rsid="0081bfdd"/>
    </style:style>
    <style:style style:name="T9" style:family="text">
      <style:text-properties style:text-position="sub 58%" fo:font-weight="normal" style:font-weight-asian="normal" style:font-weight-complex="normal"/>
    </style:style>
    <style:style style:name="T10" style:family="text">
      <style:text-properties style:text-position="sub 58%" fo:font-weight="normal" officeooo:rsid="00840a40" style:font-weight-asian="normal" style:font-weight-complex="normal"/>
    </style:style>
    <style:style style:name="T11" style:family="text">
      <style:text-properties style:text-position="sub 58%" fo:font-weight="bold" style:font-weight-asian="bold" style:font-weight-complex="bold"/>
    </style:style>
    <style:style style:name="T12" style:family="text">
      <style:text-properties officeooo:rsid="0084ad0b"/>
    </style:style>
    <style:style style:name="T13" style:family="text">
      <style:text-properties fo:font-weight="bold" style:font-weight-asian="bold" style:font-weight-complex="bold"/>
    </style:style>
    <style:style style:name="T14" style:family="text">
      <style:text-properties fo:font-weight="bold" officeooo:rsid="0086a2d3" style:font-weight-asian="bold" style:font-weight-complex="bold"/>
    </style:style>
    <style:style style:name="T15" style:family="text">
      <style:text-properties fo:font-weight="bold" officeooo:rsid="008c00d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fo:font-weight="normal" officeooo:rsid="008903c4" style:font-weight-asian="normal" style:font-weight-complex="normal"/>
    </style:style>
    <style:style style:name="T19" style:family="text">
      <style:text-properties officeooo:rsid="0086a2d3"/>
    </style:style>
    <style:style style:name="T20" style:family="text">
      <style:text-properties officeooo:rsid="00885dc1"/>
    </style:style>
    <style:style style:name="T21" style:family="text">
      <style:text-properties officeooo:rsid="008903c4"/>
    </style:style>
    <style:style style:name="T22" style:family="text">
      <style:text-properties officeooo:rsid="008ac4fe"/>
    </style:style>
    <style:style style:name="T23" style:family="text">
      <style:text-properties style:text-position="super 58%" officeooo:rsid="008ac4fe"/>
    </style:style>
    <style:style style:name="T24" style:family="text">
      <style:text-properties officeooo:rsid="008c00dd"/>
    </style:style>
    <style:style style:name="T25" style:family="text">
      <style:text-properties officeooo:rsid="008c7d05"/>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8c7d05"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officeooo:rsid="008d6910"/>
    </style:style>
    <style:style style:name="T31" style:family="text">
      <style:text-properties officeooo:rsid="008dd9ad"/>
    </style:style>
    <style:style style:name="T32" style:family="text">
      <style:text-properties officeooo:rsid="00907718"/>
    </style:style>
    <style:style style:name="T33" style:family="text">
      <style:text-properties officeooo:rsid="00916d02"/>
    </style:style>
    <style:style style:name="T34" style:family="text">
      <style:text-properties officeooo:rsid="00927deb"/>
    </style:style>
    <style:style style:name="T35" style:family="text">
      <style:text-properties officeooo:rsid="009360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 <text:span text:style-name="T7">V.2. </text:span></text:p>
      <text:p text:style-name="P3"><text:span text:style-name="T32">Recursive Echelize</text:span>.</text:p>
      <text:p text:style-name="P1">Richard Parker <text:span text:style-name="T25">16.10</text:span>.201<text:span text:style-name="T6">6</text:span></text:p>
      <text:p text:style-name="P14"/>
      <text:p text:style-name="P17">Section 1 – Introduction</text:p>
      <text:p text:style-name="P4"/>
      <text:p text:style-name="P67"><text:span text:style-name="T2">Hopefully this document will turn into a specification of the “recursive echelize” function that has been so notably lacking in meataxe64 to date. <text:s/>The idea is that by using functions working with blocks of matrices (having chopped the input matrix in both directions) we are able to construct the “echelize” function on the large matrix. <text:s/>Exactly the same echelize function is the main Gaussian step on the blocks, so that “all” that remains is to find the sequence of other steps – matrix multiply, column extract, riffle etc. – to enable the big step to be made out of little ones. <text:s/>The main (computer) work is matrix multiplication, so that our aim is to write a tiny echelize (in Dfmt, done the easy way) and to build three successive layers of chopping to produce the ability to do Gaussian elimination (rank, split, standard base, nullspace, invert etc.) at the monstrous scale using a high-performance multiply, the tiny echelize, and a collection of other routines of lesser importance (and quadratic complexity at worst) that will also be needed. </text:span></text:p>
      <text:p text:style-name="P25"/>
      <text:p text:style-name="P57">The three scales at which this will be needed are as follows.</text:p>
      <text:p text:style-name="P57"/>
      <text:p text:style-name="P25">1. <text:s/>At a low level, a single thread needs to chop the matrix up into blocks that fit into cache memory. <text:s/>Actually this may arise multiple times (using the different levels of cache) but there are other issues with this (to do with dependency chains) which will not be considered further here. <text:s/>The main need is to chop a matrix of, say, 1/2 gigabyte into parts of about 200 kilobytes to work with.</text:p>
      <text:p text:style-name="P25"/>
      <text:p text:style-name="P25">2. <text:s/>At an intermediate level, a program with matrices held in memory needs to chop them up into blocks for various threads to work on simultaneously.</text:p>
      <text:p text:style-name="P25"/>
      <text:p text:style-name="P25">3. <text:s/>At a higher level, a program with matrices on disk needs to chop them up into blocks so that the individual blocks fit into the available memory.</text:p>
      <text:p text:style-name="P25"/>
      <text:p text:style-name="P25">Several methods have been used that chop in one direction only – usually into chunks of full-length rows, but this has proved inadequate to work with the full-scale chopping from matrices that do not fit in memory down to blocks that fit into cache, and it seems abundantly clear that the best way – if we can get our heads round it – is to chop in both directions.</text:p>
      <text:p text:style-name="P25"/>
      <text:p text:style-name="P68"><text:span text:style-name="T2">Here I will try to treat all three of the above cases in one abstraction. <text:s/>This is, of course, an oversimplification since at level 1 it is critical that the various matrices are in different formats, </text:span><text:soft-page-break/><text:span text:style-name="T2">and at level 2 we are particularly interested in dependency chains, and at level three the sizes of the matrices (on disk) are of considerable interest.</text:span></text:p>
      <text:p text:style-name="P68"><text:span text:style-name="T2"/></text:p>
      <text:p text:style-name="P70">Section <text:span text:style-name="T32">2</text:span> – <text:span text:style-name="T32">Echelize.</text:span></text:p>
      <text:p text:style-name="P69"/>
      <text:p text:style-name="P57">We start by describing the echelize function in detail. <text:s/>This is needed as a program working on a block, and also as the objective to which we are working.</text:p>
      <text:p text:style-name="P57"/>
      <text:p text:style-name="P60">Although some of the operations described here may commute, the thread-farm technology in use has no such concept and we must choose an order in which to do things. <text:s/>Let us consider a matrix block C(i,k). <text:s/>What happens to it?</text:p>
      <text:p text:style-name="P60"/>
      <text:p text:style-name="P60">The first phase is that, for j=0 up to (but not including) k, it is “cleaned” with all the pivots found in column j up to and including row i. <text:s/>Th<text:span text:style-name="T35">e first step of this is </text:span>a multiply-and-add of A(i,j) by B(j,k) adding into C(i,k). <text:s/><text:span text:style-name="T35">We must now separate the rows of the result into those where a pivot was found in the (i,j) matrix, multiply that by the multiplier for those pivots, clean the C(i,j) matrix with those rows, and riffle the new pivotal rows into the matrix B(j,k)</text:span> </text:p>
      <text:p text:style-name="P57"/>
      <text:p text:style-name="P57">Echelize reads in a single matrix and produces five outputs – row-select, column-select, remnant, multiplier and cleaner. <text:s/>The row-select and column select are bit-strings. <text:s/>The number of set bits in both of them is the rank of the input matrix, and by selecting these rows and columns, a square matrix results that is in invertible. <text:s/>The diagram below assumes that these selects have been done, so that the top part <text:span text:style-name="T33">(H1, H2)</text:span> is the selected rows and the left part <text:span text:style-name="T33">(H1,H3) </text:span>is the selected columns.</text:p>
      <text:p text:style-name="P57"/>
      <text:p text:style-name="P66"><text:s text:c="2"/><text:span text:style-name="T33">M <text:s/>0 <text:s text:c="2"/>X <text:s text:c="2"/>H1 H2 <text:s/>= <text:s/>-1 <text:s/>N</text:span></text:p>
      <text:p text:style-name="P66"><text:s text:c="2"/><text:span text:style-name="T33">K <text:s/>1 <text:s text:c="6"/>H3 H4 <text:s text:c="5"/>0 <text:s/>0</text:span></text:p>
      <text:p text:style-name="P59"/>
      <text:p text:style-name="P59">If the rest of the matrix except this block were zero, M would be the multiplier for the big operation, K the cleaner and N (followed by zeros in the rest of the matrix) would be the remnant. <text:s/>The row select will be denoted by the letter T and the column-select by <text:span text:style-name="T34">P.</text:span></text:p>
      <text:p text:style-name="P59"/>
      <text:p text:style-name="P58"><text:s/>- - - - - - - - - - - - - - - - - - - - - - - - - - - - - - - - - - - - - - - - - - - - - - - - - - - - - - - - - -</text:p>
      <text:p text:style-name="P26"/>
      <text:p text:style-name="P18">Section <text:span text:style-name="T8">2</text:span> – <text:span text:style-name="T8">Multiply (and add).</text:span></text:p>
      <text:p text:style-name="P5"/>
      <text:p text:style-name="P27">Ultimately the performance of meataxe64 depends on the speed of matrix multiplication, and this has been implemented already with considerable success.</text:p>
      <text:p text:style-name="P27"/>
      <text:p text:style-name="P27">Throughout this document, I will use the letters A, B and C as in the main multiply C = A x B, or – more accurately – C += A x B, since multiply it is essentially always done by zeroing C and then doing C += A x B.</text:p>
      <text:p text:style-name="P27"/>
      <text:p text:style-name="P6"><text:soft-page-break/><text:span text:style-name="T2">It is a very general principle that, when doing a binary operation such as matrix multiplication it is often best to do it in several steps, and what is actually done </text:span><text:span text:style-name="T3">in level 1 </text:span><text:span text:style-name="T2">is . . .</text:span></text:p>
      <text:p text:style-name="P27"/>
      <text:p text:style-name="P6"><text:span text:style-name="T2">F</text:span><text:span text:style-name="T10">C</text:span><text:span text:style-name="T2"> <text:s/>( <text:s text:c="2"/>F</text:span><text:span text:style-name="T9">M</text:span><text:span text:style-name="T11"> </text:span><text:span text:style-name="T2"><text:s/>( <text:s/>F</text:span><text:span text:style-name="T9">A</text:span><text:span text:style-name="T2">(A) <text:s/>, <text:s/>F</text:span><text:span text:style-name="T9">G</text:span><text:span text:style-name="T2"> ( F</text:span><text:span text:style-name="T9">B</text:span><text:span text:style-name="T2"> ( B ) ) )</text:span></text:p>
      <text:p text:style-name="P27"/>
      <text:p text:style-name="P6"><text:span text:style-name="T2">where F</text:span><text:span text:style-name="T9">A</text:span><text:span text:style-name="T2"> converts matrix A into “Afmt”, F</text:span><text:span text:style-name="T9">B</text:span><text:span text:style-name="T2"> converts matrix B into “Bfmt”, F</text:span><text:span text:style-name="T9">G</text:span><text:span text:style-name="T2"> “greases the brick”, F</text:span><text:span text:style-name="T9">M</text:span><text:span text:style-name="T2"> multiples and F</text:span><text:span text:style-name="T9">C</text:span><text:span text:style-name="T2"> converts the resulting Cfmt matrix back into the required Dfmt.</text:span></text:p>
      <text:p text:style-name="P27"/>
      <text:p text:style-name="P28">What is all this about? <text:s/>I’ll take them in turn.</text:p>
      <text:p text:style-name="P28"/>
      <text:p text:style-name="P15"><text:span text:style-name="T1">Dfmt</text:span><text:span text:style-name="T2"> is the format used for matrices on disk. <text:s/>It is the general-purpose interchange format and all programs must ultimately use it for both input and output. <text:s/>It has changed very little in 40 years, and is mainly aimed at being compact – matrices do not take up too much room on disk.</text:span></text:p>
      <text:p text:style-name="P28"/>
      <text:p text:style-name="P7"><text:span text:style-name="T2">One major issue with the meataxe is that it works modulo a prime p, and reducing numbers mod p tends to be slow. <text:s/>For large primes, we therefore allow the numbers to get considerably larger than p, and only reduce occasionally, and even then often only partially. <text:s/>For example if we were working mod 251, we would store the numbers in 16 bits and can add lots of numbers into the same field without it threatening to overflow. <text:s/>Furthermore it is sufficient to reduce the result to, say, at most 5,000 so we can add in some more. <text:s/></text:span><text:span text:style-name="T5">Cfmt</text:span><text:span text:style-name="T2"> in general is not fully reduced. <text:s/>Also in the case of characteristic 5 (not yet implemented) Cfmt is essentially unrelated to anything else, as the operation of c += b is done by 13 logic operations where the bit representation of b and c are different.</text:span></text:p>
      <text:p text:style-name="P28"/>
      <text:p text:style-name="P7"><text:span text:style-name="T2">There are two variants of </text:span><text:span text:style-name="T5">Bfmt</text:span><text:span text:style-name="T2">, as suggested by the F</text:span><text:span text:style-name="T9">G</text:span><text:span text:style-name="T2"> and F</text:span><text:span text:style-name="T9">B</text:span><text:span text:style-name="T2"> functions. <text:s/>It is the “greased” brick that is actually used for multiplication, where many linear combinations are pre-computed so that the work needed for multiplication is reduced. <text:s/>For example, mod 2 we take each “slice2 of four rows and make all 16 linear combinations during the F</text:span><text:span text:style-name="T9">G</text:span><text:span text:style-name="T2"> – greasing – phase. <text:s/>We cannot really afford to store all this data in real memory as this would need too much memory bandwidth. <text:s/>It is faster to compute them repeatedly on the fly. <text:s/>For large primes, Bfmt is fully reduced, but is spaced out more. <text:s/>For example entries mod 251 fit in a byte, whereas Bfmt puts each entry into 2 bytes, </text:span><text:span text:style-name="T4">at least by the time it is greased. <text:s/>The greased brick actually has an additional flag specifying the that entire brick is zero, thereby taking some advantage of sparsity in matrix B.</text:span></text:p>
      <text:p text:style-name="P29"/>
      <text:p text:style-name="P16"><text:span text:style-name="T1">Afmt</text:span><text:span text:style-name="T2"> is quite different from all of these! <text:s/>It is basically an interpreted program specifying the row operations needed to multiply by the matrix A on the left. <text:s/>For speed, this program must be interpreted without unpredictable branches, which puts a substantial pressure on what can be done here, but I feel that the design in this area may well have some way to progress. <text:s/>At present mod 2 (for example) it consists of chunks of five bytes, where the first specifies how many rows of C to advance (usually 1, but occasionally 2 or more if there would otherwise be chunks entirely zero to take advantage of sparsity) and the remaining four bytes are eight 4-bit fields, each specifying which of the 16 linear combinations is to be added in. <text:s/>There is also the </text:span><text:soft-page-break/><text:span text:style-name="T2">“stop” marker, for which “advance 255 rows” is re-assigned.</text:span></text:p>
      <text:p text:style-name="P30"/>
      <text:p text:style-name="P30">Taking a step back, the large-scale multiply-and-add consists of chopping the matrices up, calling a sequence of block multiply-and-adds and then sticking the matrix back together again.</text:p>
      <text:p text:style-name="P30"/>
      <text:p text:style-name="P30">It should be noticed in passing that the decision as to how to chop up is a substantial strategic problem, but this does not seem relevant to the Gaussian problem, so will not be considered further here.</text:p>
      <text:p text:style-name="P30"/>
      <text:p text:style-name="P19">Section <text:span text:style-name="T12">3</text:span> – <text:span text:style-name="T12">The “Echelize” procedure.</text:span></text:p>
      <text:p text:style-name="P8"/>
      <text:p text:style-name="P31">This section explains what the “echelize” procedure does. <text:s/>This is important at two levels. <text:s/>At the large scale it documents what the procedure is to achieve, and at the small scale describes one of the routines that can operate on a block.</text:p>
      <text:p text:style-name="P31"/>
      <text:p text:style-name="P31">First some terminology. <text:s/>I say that a matrix is in <text:span text:style-name="T13">NREF</text:span> (<text:span text:style-name="T16">N</text:span>egative <text:span text:style-name="T16">R</text:span>educed <text:span text:style-name="T16">E</text:span>chelon <text:span text:style-name="T16">F</text:span>orm) <text:s/>if there is a set of columns, each of which has only one non-zero entry, and that entry is –1 (called a “pivot”) where each row contains exactly one pivot, and the pivotal entry of a row is to the right of all previous pivotal entries. <text:s/>Here is an example to illustrate the idea.</text:p>
      <text:p text:style-name="P31"/>
      <text:p text:style-name="P49"><text:s text:c="2"/>3 -1 <text:s/>4 <text:s/>0 <text:s/>5 <text:s/>3 <text:s/>0</text:p>
      <text:p text:style-name="P49"><text:s text:c="2"/>2 <text:s/>0 <text:s/>2 -1 <text:s/>4 <text:s/>3 <text:s/>0</text:p>
      <text:p text:style-name="P49"><text:s text:c="2"/>4 <text:s/>0 <text:s/>3 <text:s/>0 <text:s/>0 <text:s/>2 -1</text:p>
      <text:p text:style-name="P31"/>
      <text:p text:style-name="P31">In practice, the pivot is always selected as the first non-zero entry of the row, so the above NREF matrix would not arise in practice, but it seems best to use the definitions forced upon us by the software, and I will follow that course and accept that the above is an example of an NREF matrix.</text:p>
      <text:p text:style-name="P31"/>
      <text:p text:style-name="P32">In meataxe64, an NREF matrix is usually stored as a <text:span text:style-name="T13">Column Select Bit String</text:span> and a <text:span text:style-name="T13">Remnant</text:span>. <text:s/>In the above example the Column Select Bit String is </text:p>
      <text:p text:style-name="P32"/>
      <text:p text:style-name="P51"><text:s text:c="2"/>0 <text:s/>1 <text:s/>0 <text:s/>1 <text:s/>0 <text:s/>0 <text:s/>1</text:p>
      <text:p text:style-name="P32"/>
      <text:p text:style-name="P32">indicating the columns in which the pivots lie. <text:s/>The rest of the matrix (the non-selected columns) form the “remant”, which in the above example is</text:p>
      <text:p text:style-name="P32"/>
      <text:p text:style-name="P50"><text:s text:c="2"/>3 <text:s/>4 <text:s/>5 <text:s/>3</text:p>
      <text:p text:style-name="P50"><text:s text:c="2"/>2 <text:s/>2 <text:s/>4 <text:s/>3</text:p>
      <text:p text:style-name="P50"><text:s text:c="2"/>4 <text:s/>3 <text:s/>0 <text:s/>2</text:p>
      <text:p text:style-name="P32"/>
      <text:p text:style-name="P32">The “echelize” procedure takes an arbitrary matrix and produces an NREF matrix, given as column-select bit string and remnant, along with three other outputs (the row-select bit string, <text:soft-page-break/>the multiplier and the cleaner) defining the row operations that were done to perform the transformation.</text:p>
      <text:p text:style-name="P32"/>
      <text:p text:style-name="P32">The <text:span text:style-name="T13">row select bit string</text:span> is the maximal set of linearly independent rows selected by the echelize procedure. <text:s/>Again in practice this is usually the first rows possible – a row is selected if and only if it is linearly dependent on all previous rows – but again this does not seem to be forced by the situation and will not be assumed here. <text:s/>Hence the first step of echelization was to select the rows indicated by the row-select bit string, and to put these rows into NREF.</text:p>
      <text:p text:style-name="P32"/>
      <text:p text:style-name="P33">The production of the NREF matrix from the selected rows is achieved by multiplication by the <text:span text:style-name="T13">multiplier</text:span>. <text:s/>In principle the is an A-matrix – it could equally well be an interpretable program of any sort detailing the row operations needed.</text:p>
      <text:p text:style-name="P33"/>
      <text:p text:style-name="P33"><text:span text:style-name="T19">The final output of echelize is the </text:span><text:span text:style-name="T14">cleaner</text:span><text:span text:style-name="T19">. <text:s/>If this matrix (again an A-matrix) is multiplied by the selected rows</text:span> <text:span text:style-name="T19">of the original matrix, and added to the non-selected rows, the result is zero, thereby demonstrating the the selected rows were indeed a maximal set of linearly independent rows.</text:span></text:p>
      <text:p text:style-name="P33"/>
      <text:p text:style-name="P33"/>
      <text:p text:style-name="P35">It should perhaps be emphasized that the selection of rows (and of columns) retains their ordering. <text:s/>The first row of the output corresponds to the first set bit in the row-select bit string, the second row to the second set bit, and so on. <text:s/>This involves a permutation which must be done somewhere, and in meataxe64 it is done on the rows by the multiplier. <text:s/>Suppose, for example, the input matrix were . . .</text:p>
      <text:p text:style-name="P53"/>
      <text:p text:style-name="P53"><text:s text:c="2"/>0 <text:s/>0 <text:s/>0 -1 <text:s/>4 <text:s/>2</text:p>
      <text:p text:style-name="P52"><text:s text:c="2"/>0 -1 <text:s/>3 <text:s/>0 <text:s/>2 <text:s/>3</text:p>
      <text:p text:style-name="P34"/>
      <text:p text:style-name="P36">The multiplier would simply swap the rows to result in an NREF matrix.</text:p>
      <text:p text:style-name="P36"/>
      <text:p text:style-name="P54"><text:s text:c="2"/>0 <text:s/>1 <text:s text:c="3"/>X <text:s text:c="2"/><text:span text:style-name="T19">0 <text:s/>0 <text:s/>0 -1 <text:s/>4 <text:s/>2 <text:s text:c="3"/></text:span>= <text:s text:c="3"/><text:span text:style-name="T19">0 -1 <text:s/>3 <text:s/>0 <text:s/>2 <text:s/>3</text:span></text:p>
      <text:p text:style-name="P54"><text:s text:c="2"/>1 <text:s/>0<text:span text:style-name="T19"> <text:s text:c="7"/>0 -1 <text:s/>3 <text:s/>0 <text:s/>2 <text:s/>3 <text:s text:c="8"/>0 <text:s/>0 <text:s/>0 -1 <text:s/>4 <text:s/>2</text:span></text:p>
      <text:p text:style-name="P36"><text:s text:c="2"/></text:p>
      <text:p text:style-name="P36"/>
      <text:p text:style-name="P36">To summarize, the echelize procedure takes one matrix in, and produces five outputs – the row-select and column-select bit strings, the remnant, the multiplier and the cleaner.</text:p>
      <text:p text:style-name="P36"/>
      <text:p text:style-name="P20">Section <text:span text:style-name="T20">4</text:span> – <text:span text:style-name="T12">The selection procedures.</text:span></text:p>
      <text:p text:style-name="P9"/>
      <text:p text:style-name="P36"><text:span text:style-name="T13">Row Selection.</text:span> <text:s/>This procedure has as input a row-select bit-string and a matrix, and outputs two matrices. <text:s/>The first output consists of the selected rows – those rows whose bit in the bit-string is set. <text:s/>The other output consists of the non-selected rows. <text:s/>At the lowest level, the input, and the non-selected rows are C-type matrices, whereas the selected rows will be used as the <text:soft-page-break/>right-hand matrix in a multiply (by the multipler) so are of B-type.</text:p>
      <text:p text:style-name="P36"/>
      <text:p text:style-name="P47">Column Selection.<text:span text:style-name="T17"> <text:s/>This procedure superficially looks very similar to Row Selection, inputing one matrix and a bit-string, and producing two outputs – the selected columns and the non-selected columns. <text:s/>The <text:s/>implementation, however, is very different. <text:s/>As the matrices are stored row-wise, Row Selection consists of a set of “memcpy” calls and is quite fast. <text:s/>Column Selection, on the other hand, must deal individually with the entries within the row, and is considerably slower. <text:s/></text:span><text:span text:style-name="T18">In practice, the bitstrings that arise often consist mainly of a long string of set bits followed by a long string of unset bits, so that the implementation can extract and insert multiple consecutive entries, making the performance less of an issue than one might expect. <text:s/>The selected columns will exclusively be used as the left-hand multiplier, and the matrix is therefore of A-type.</text:span></text:p>
      <text:p text:style-name="P41"/>
      <text:p text:style-name="P21">Section <text:span text:style-name="T21">5</text:span> – <text:span text:style-name="T21">Pause for thought.</text:span></text:p>
      <text:p text:style-name="P10"/>
      <text:p text:style-name="P40">The procedures outlined above (multiply, multiply-and-add, echelize, row select and column select) are sufficient to perform Gaussian Elimination. <text:s/>There are, however, two major difficulties remaining.</text:p>
      <text:p text:style-name="P37"/>
      <text:p text:style-name="P44">One <text:span text:style-name="T21">issue is that, using these sub-procedures only, the number of jobs to be done is of the form (RC)</text:span><text:span text:style-name="T23">2</text:span><text:span text:style-name="T22"> (where R is the number of blocks the rows were chopped into and C the number of columns). <text:s/>This is not ideal, being (assuming R=C for a second) quartic rather than the expected cubic. <text:s/>In fact this translates into a performance issue since the data access (from disk or memory) does indeed grow with the number of chops. <text:s/>There is no need for this.</text:span></text:p>
      <text:p text:style-name="P40"/>
      <text:p text:style-name="P43"><text:span text:style-name="T24">Looking at this problem from another direction, </text:span>what would happen with a random matrix input is that the top left block would probably have nearly full rank. <text:s/>Blocks immediately below would therefore be cleaned out <text:span text:style-name="T24">nearly </text:span>completely, and the next echelize (on the 2,1 block) <text:span text:style-name="T24">might even b</text:span>e echelizing the zero matrix. <text:s/>Cleaning as a result of this would be extracting no columns from the matrices yet further down, and the naive implementation would then multiply this matrix with no columns by a matrix with no rows, and add it into the huge block at the (i,j) position. <text:s/>If there really are zero columns, the software can (and does) avoid the work entirely, but if there is one column, the entire (i,j) matrix must be read. </text:p>
      <text:p text:style-name="P36"/>
      <text:p text:style-name="P45">This quartic-to-cubic issue is addressed in the next section. <text:s/>This has been implemented successfully and meataxe64 version 1 includes this. <text:s/>It is sufficient to do meataxe work with a single layer of chopped-up Gaussian, but since it is not “recursive” - there is no chopped-up echelize – it only goes some of the way. <text:s/>Nevertheless it is an improvement on all that went before, but the time has now come to complete the circle.</text:p>
      <text:p text:style-name="P39"><text:s/></text:p>
      <text:p text:style-name="P38"><text:span text:style-name="T24">The other major issue, therefore, is that although, for example, the rank of the input matrix can be computed, it is not possible to implement a large-scale echelize based on these procedures, if only because there is no way to combine matrices or bit-strings to make the large output </text:span><text:soft-page-break/><text:span text:style-name="T24">matrices and bit-strings. <text:s/>This is </text:span><text:span text:style-name="T15">the</text:span><text:span text:style-name="T24"> major outstanding issue, and it seems that it is not a question of simply gluing blocks together – the correct permutations must be done (whatever that means).</text:span></text:p>
      <text:p text:style-name="P38"/>
      <text:p text:style-name="P44">I will move on, however, to deal with the first issue next, as that involves the need to stick matrices and bit-strings together also, and perhaps the procedures required will be useful, or at least enlightening.</text:p>
      <text:p text:style-name="P44"/>
      <text:p text:style-name="P22">Section <text:span text:style-name="T25">6</text:span> – <text:span text:style-name="T21">Pivot combine and row riffle.</text:span></text:p>
      <text:p text:style-name="P11"/>
      <text:p text:style-name="P42">The<text:span text:style-name="T25">re are, I believe, two ways in which the quartic-to-cubic issue can be resolved, depending on whether we “accumulate” down the columns or across the rows. <text:s/>As row operations are faster than column ones, I decided to accumulate down the columns and sort out the resulting permutations with the rows. <text:s/>I still believe this was the correct choice, though with the current lack of clarity, of course I cannot be sure.</text:span></text:p>
      <text:p text:style-name="P42"/>
      <text:p text:style-name="P45">The situation to consider now is where the (1,1) block was echelized. <text:s/>We then make the pivotal columns from the (1,1) block zero in the (2,1) block leaving a matrix, typically with rather few columns but a full complement of rows, and we then echelize this. <text:s/>The result is a second column-select bit string, and the idea now is to combine the pivots found in the (1,1) block and the (2,1) block to produce the column select for the pivots found in both blocks.</text:p>
      <text:p text:style-name="P45"/>
      <text:p text:style-name="P48">Pivot Combine<text:span text:style-name="T17">. <text:s/>Once the problem is laid out, it is clear what the procedure must do. <text:s/>The bits in the (2,1) bit string correspond to the unset bits of the (1,1) bit string, and the result we want has bits set </text:span><text:span text:style-name="T26">either</text:span><text:span text:style-name="T29"> if they were set in the (1,1) bit string, </text:span><text:span text:style-name="T26">or</text:span><text:span text:style-name="T29"> if they were unset there, and the corresponding bit was set in the (2,1) bit string. <text:s/>This is an operation working only with bit-strings. <text:s/>However, we will also need to combine the rows, so a second output is needed. <text:s/>The bits of this second output correspond to the set bits in the </text:span><text:span text:style-name="T26">output</text:span><text:span text:style-name="T29"> bit string, and specify why they were set . . . 1 if the bit was set in the first bit-string and 0 if it was set in the second one. <text:s/>This second output is then used as an input to row-riffle.</text:span></text:p>
      <text:p text:style-name="P61"/>
      <text:p text:style-name="P48"><text:span text:style-name="T27">Row Riffle</text:span><text:span text:style-name="T29">. <text:s/>This takes one bit string and two matrices as input, and outputs a single matrix. <text:s/>The rows of the output matrix correspond to the bits of the bit string, and a row comes from the first matrix if the bit is 1, and from the second matrix if the bit is 0.</text:span></text:p>
      <text:p text:style-name="P61"/>
      <text:p text:style-name="P62">By using these procedures down the column, the result is that rows are collected from the entire matrix whose pivot is in the first column of blocks. <text:s/>The size of this is therefore limited by the number of columns in that block, giving a small pressure to ensure that the blocks are approximately square.</text:p>
      <text:p text:style-name="P62"/>
      <text:p text:style-name="P62">Instead of doing R multiply-and-adds (where R is the number of column blocks) we now only do one, and the resulting algorithm (which does seem to work) is indeed cubic. <text:s/>There seems little doubt that this operation, or something very like it, is necessary for an effective <text:soft-page-break/>implementation.</text:p>
      <text:p text:style-name="P62"/>
      <text:p text:style-name="P23">Section <text:span text:style-name="T30">7</text:span> – <text:span text:style-name="T30">Back-cleaning.</text:span></text:p>
      <text:p text:style-name="P12"/>
      <text:p text:style-name="P46"><text:span text:style-name="T28">S</text:span><text:span text:style-name="T27">o far, the Gaussian has proceeded far enough to compute the rank of the matrix, but has not yet put the matrix into NREF. <text:s/>Pivots found in a block are cleared in later rows, but not in earlier ones. <text:s/>In some sense the matrix looks (oversimplified) like this . . .</text:span></text:p>
      <text:p text:style-name="P62"/>
      <text:p text:style-name="P65"><text:s text:c="2"/>1 <text:s/>* <text:s/>* <text:s/>*</text:p>
      <text:p text:style-name="P65"><text:s text:c="2"/>0 <text:s/>1 <text:s/>* <text:s/>*</text:p>
      <text:p text:style-name="P65"><text:s text:c="2"/>0 <text:s/>0 <text:s/>1 <text:s/>*</text:p>
      <text:p text:style-name="P65"><text:s text:c="2"/>0 <text:s/>0 <text:s/>0 <text:s/>1</text:p>
      <text:p text:style-name="P62"/>
      <text:p text:style-name="P63">The next stage is to clean back – to clear out the entries in blocks above the pivots. <text:s/>This is a relatively simple operation, consisting entirely of column-select and matrix multiplication. <text:s/>It should be noticed that the entries that are obviously going to become zero are not computed, which seems like a good idea.</text:p>
      <text:p text:style-name="P63"/>
      <text:p text:style-name="P63">At the end of all this, the NREF has been found. <text:s/>The bit-string for the NREF consists of the concatenation of the bit-strings for each column of blocks, so another procedure “concatenate bit strings” is needed. <text:s/>As this is so simple and fast, and only needed at the end, it is not currently implemented as a proper “procedure” (i.e. it is not done in a slave thread, but in the main program) but that can be readily changed if need be. <text:s/>Similarly the remanant (the only other output of the “zpe” program is simply the concatenation of the matrices coming out of the back-clean procedure, and again this is done in the main program so far. <text:s/>The result is a working program that inputs a matrix and outputs (bit-string, remnant) its NREF.</text:p>
      <text:p text:style-name="P63"/>
      <text:p text:style-name="P63">So far so good.</text:p>
      <text:p text:style-name="P63"/>
      <text:p text:style-name="P24">Section <text:span text:style-name="T31">8</text:span> – <text:span text:style-name="T31">Making it recursive.</text:span></text:p>
      <text:p text:style-name="P13"/>
      <text:p text:style-name="P63">The remaining job is to upgrade the zpe program to the “zec” program that does a full echelization. <text:s/>This means we must compute and output the row-select bit-string, the multiplier and the cleaner.</text:p>
      <text:p text:style-name="P63"/>
      <text:p text:style-name="P64">I have no idea how to do this, but let’s start by listing the sorts of procedures that may be needed. <text:s/>I am fairly sure that, but the end of zpe, all the Gaussian stuff has been completed, and what remains is some administrative routines and possibly matrix multiplication.</text:p>
      <text:p text:style-name="P64"/>
      <text:p text:style-name="P64">We can already guess some of these administrative routines. <text:s/>We already have a row-riffle, and it seems likely that a column-riffle will be needed at some point. <text:s/>Indeed I have already written it, since it is needed to build an explicit NREF matrix from the column-select bit string and the <text:soft-page-break/>remnant. <text:s/>In zpe the main program does a simple bit-string concatenate and a column-concatenate. <text:s/>Implicitly there is also a row concatenate with is actually done by writing out some rows and then writing out some more rows, but in principle it is there.</text:p>
      <text:p text:style-name="P64"/>
      <text:p text:style-name="P64">The first step is to figure out which rows we selected. <text:s/>The row-select coming out of echelize in the first block is fine, but from the (1,2) block the bits correspond to non-selected bits of the first block. <text:s/>It looks like Pivot Combine does exactly what we want (except that we are using it for rows not columns, so it should probably be renamed). <text:s/>Notice also that it outputs a second bit-string, which looks like it should be used for a column-riffle somewhere.</text:p>
      <text:p text:style-name="P64"/>
      <text:p text:style-name="P64">Fog descends and surrounds me. <text:s/>I do not know how to even think about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0-16T10:03:30.614182443</dc:date>
    <meta:editing-duration>P4DT4H52M11S</meta:editing-duration>
    <meta:editing-cycles>404</meta:editing-cycles>
    <meta:generator>LibreOffice/5.1.4.2$Linux_X86_64 LibreOffice_project/10m0$Build-2</meta:generator>
    <meta:printed-by>User </meta:printed-by>
    <meta:print-date>2012-07-06T16:23:45</meta:print-date>
    <meta:document-statistic meta:table-count="0" meta:image-count="0" meta:object-count="0" meta:page-count="9" meta:paragraph-count="91" meta:word-count="3836" meta:character-count="21290" meta:non-whitespace-character-count="17244"/>
  </office:meta>
</office:document-meta>
</file>